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0b77" officeooo:paragraph-rsid="0009ddae"/>
    </style:style>
    <style:style style:name="P2" style:family="paragraph" style:parent-style-name="Standard">
      <style:text-properties officeooo:rsid="000eb710" officeooo:paragraph-rsid="0009ddae"/>
    </style:style>
    <style:style style:name="T1" style:family="text">
      <style:text-properties officeooo:rsid="000eb710"/>
    </style:style>
    <style:style style:name="T2" style:family="text">
      <style:text-properties officeooo:rsid="0009ddae"/>
    </style:style>
    <style:style style:name="T3" style:family="text">
      <style:text-properties officeooo:rsid="00188144"/>
    </style:style>
    <style:style style:name="T4" style:family="text">
      <style:text-properties officeooo:rsid="0010ac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 Abdullahi</text:p>
      <text:p text:style-name="P1"/>
      <text:p text:style-name="P1">CS202 – Program <text:span text:style-name="T1">4</text:span> <text:s/><text:span text:style-name="T2">efficiency </text:span>write up</text:p>
      <text:p text:style-name="P1"/>
      <text:p text:style-name="P2">The purpose of this program is to implement an OOP solution to a <text:span text:style-name="T3">Bed and Breakfast listing</text:span> <text:span text:style-name="T2">program where the user can see a list of BnB in the area </text:span><text:s/><text:span text:style-name="T4">using Java</text:span>. The goal is to create a way to <text:span text:style-name="T3">allow a user to be able to view a list of choices of available bed and breakfast locations and allow the user to select a particular bed and breakfast</text:span>. The primary focus will be centered around a <text:span text:style-name="T3">user</text:span> which <text:span text:style-name="T3">data of available bed and breakfast locations which are available for booking. The locations will vary based on the current location of the user</text:span>. </text:p>
      <text:p text:style-name="P2"/>
      <text:p text:style-name="P2"><text:span text:style-name="T3">The location of the user will correspond to the available bed and breakfast locations in that area.</text:span> The fields will also manage what are the <text:s/>requirements each individual should have in order to be qualified for the position. <text:span text:style-name="T2">For this program, I did not quite get it to work the way I would like. First when I created the abstract base class BnB, my original design was to have have classes derive from the class and be able to use the bst of bst in the scope of dynamic binding. I ran into various errors that I spent hours trying to find out what was wrong. I had to redesign my program and use the hierarchy in a way where the bst data structure was not tied to this abtrct base class as some of the tutors suggested. I tried my best in getting the classes to work with one another and I think I did a decent job of creating the bst structure and displaying to the user the possible choices they had in selecting a BnB. </text:span></text:p>
      <text:p text:style-name="P2"/>
      <text:p text:style-name="P2"><text:span text:style-name="T2">I kept getting various errors in Java IDE for various minor errors which were a little different than <text:s/>C++ syntax, finding those minute errors in the program required careful scanning of the source code to locate the bug! I am not really aware of the Debugger that is equipped with Java IDE, but using GDB proved to very helpful when writing programs to locate a segmentation fault somewhere in the program. If I had more time to work on this assignment I would find out how the debugger for the IDE works, and use that to improve the efficiency of this implementation, and as well as future Java projects. The IDE I used for this assignment was eclipse. I think with some more practice, I should get familiar with this IDE since it was my first time using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6:12:46.928525485</meta:creation-date>
    <dc:date>2017-03-15T16:21:27.246789476</dc:date>
    <meta:editing-duration>PT8M40S</meta:editing-duration>
    <meta:editing-cycles>1</meta:editing-cycles>
    <meta:generator>LibreOffice/5.1.6.2$Linux_X86_64 LibreOffice_project/10m0$Build-2</meta:generator>
    <meta:document-statistic meta:table-count="0" meta:image-count="0" meta:object-count="0" meta:page-count="1" meta:paragraph-count="5" meta:word-count="428" meta:character-count="2279" meta:non-whitespace-character-count="1849"/>
  </office:meta>
</office:document-meta>
</file>